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6bfef9d"/>
    </style:style>
    <style:style style:name="P2" style:family="paragraph" style:parent-style-name="Standard" style:list-style-name="L1">
      <style:paragraph-properties fo:text-align="start" style:justify-single-word="false"/>
      <style:text-properties officeooo:paragraph-rsid="06c2e61c"/>
    </style:style>
    <style:style style:name="P3" style:family="paragraph" style:parent-style-name="Standard" style:list-style-name="L1">
      <style:paragraph-properties fo:text-align="start" style:justify-single-word="false"/>
      <style:text-properties officeooo:paragraph-rsid="06c5a97d"/>
    </style:style>
    <style:style style:name="P4" style:family="paragraph" style:parent-style-name="Standard" style:list-style-name="L1">
      <style:paragraph-properties fo:text-align="start" style:justify-single-word="false"/>
      <style:text-properties officeooo:paragraph-rsid="06c8b671"/>
    </style:style>
    <style:style style:name="P5" style:family="paragraph" style:parent-style-name="Standard" style:list-style-name="L1">
      <style:paragraph-properties fo:text-align="start" style:justify-single-word="false"/>
      <style:text-properties officeooo:paragraph-rsid="06ce5087"/>
    </style:style>
    <style:style style:name="P6" style:family="paragraph" style:parent-style-name="Standard" style:list-style-name="L1">
      <style:paragraph-properties fo:text-align="start" style:justify-single-word="false"/>
      <style:text-properties officeooo:paragraph-rsid="06c9acf0"/>
    </style:style>
    <style:style style:name="P7" style:family="paragraph" style:parent-style-name="Standard" style:list-style-name="L1">
      <style:paragraph-properties fo:text-align="start" style:justify-single-word="false"/>
      <style:text-properties officeooo:paragraph-rsid="06cca8c7"/>
    </style:style>
    <style:style style:name="T1" style:family="text">
      <style:text-properties fo:color="#000000" style:text-line-through-style="none" style:text-line-through-type="none" style:font-name="DejaVu Sans" fo:font-size="9pt" style:text-underline-style="none" fo:font-weight="normal" officeooo:rsid="06bfef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c2e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c3d1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a9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c797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c8b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8e3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c94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c9a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caea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cc52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cca8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ce5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d34619"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39941181060193323" text:style-name="L1">
        <text:list-item>
          <text:p text:style-name="P1"><text:span text:style-name="Source_20_Text"><text:span text:style-name="T1">Authentication for cases where user can do anything only after login is simple as we do in greengst.</text:span></text:span></text:p>
        </text:list-item>
        <text:list-item>
          <text:p text:style-name="P2"><text:span text:style-name="Source_20_Text"><text:span text:style-name="T2">If the site is such </text:span></text:span><text:span text:style-name="Source_20_Text"><text:span text:style-name="T3">(for example, FoodPanda, Amazon, etc.)</text:span></text:span><text:span text:style-name="Source_20_Text"><text:span text:style-name="T2"> that some of the actions can be performed without being logged in, then divide the api in two groups:</text:span></text:span></text:p>
          <text:list>
            <text:list-item>
              <text:p text:style-name="P2"><text:span text:style-name="Source_20_Text"><text:span text:style-name="T2">forAllUsers,</text:span></text:span></text:p>
            </text:list-item>
            <text:list-item>
              <text:p text:style-name="P2"><text:span text:style-name="Source_20_Text"><text:span text:style-name="T2">onlyForLoggedInUsers,</text:span></text:span></text:p>
            </text:list-item>
          </text:list>
        </text:list-item>
        <text:list-item>
          <text:p text:style-name="P3"><text:span text:style-name="Source_20_Text"><text:span text:style-name="T4">W</text:span></text:span><text:span text:style-name="Source_20_Text"><text:span text:style-name="T3">henever the user will land on homepage, if no any information is stored in the cookie, then a new sessionId </text:span></text:span><text:span text:style-name="Source_20_Text"><text:span text:style-name="T8">(similar to the authtoken of greengst)</text:span></text:span><text:span text:style-name="Source_20_Text"><text:span text:style-name="T3"> will be generated for that request and all the further actions of the user for that session will be associated with that sessionId.</text:span></text:span></text:p>
        </text:list-item>
        <text:list-item>
          <text:p text:style-name="P3"><text:span text:style-name="Source_20_Text"><text:span text:style-name="T4">All the actions of that non-loggedIn user will be </text:span></text:span><text:span text:style-name="Source_20_Text"><text:span text:style-name="T5">recorded in the cookies with that sessionId.</text:span></text:span><text:span text:style-name="Source_20_Text"><text:span text:style-name="T3"> </text:span></text:span><text:span text:style-name="Source_20_Text"><text:span text:style-name="T6">If that user will try to hit any api from the onlyForLoggedInUsers group, he will be asked to log-in.</text:span></text:span></text:p>
        </text:list-item>
        <text:list-item>
          <text:p text:style-name="P4"><text:span text:style-name="Source_20_Text"><text:span text:style-name="T6">If he do login, his username and password will be verified at the authentication server and if those are correct then that </text:span></text:span><text:span text:style-name="Source_20_Text"><text:span text:style-name="T7">same</text:span></text:span><text:span text:style-name="Source_20_Text"><text:span text:style-name="T6"> sessionId can be given to him as the authtoken.</text:span></text:span></text:p>
        </text:list-item>
        <text:list-item>
          <text:p text:style-name="P5"><text:span text:style-name="Source_20_Text"><text:span text:style-name="T13">The user will be on the same page as he was before the login.</text:span></text:span></text:p>
        </text:list-item>
        <text:list-item>
          <text:p text:style-name="P6"><text:span text:style-name="Source_20_Text"><text:span text:style-name="T9">After the successful response of the login api, we will hit another api to send all the data related to important actions taken </text:span></text:span><text:span text:style-name="Source_20_Text"><text:span text:style-name="T11">(such as addition of items in the cart)</text:span></text:span><text:span text:style-name="Source_20_Text"><text:span text:style-name="T9"> by that user in that session </text:span></text:span><text:span text:style-name="Source_20_Text"><text:span text:style-name="T10">which were stored in the cookies.</text:span></text:span></text:p>
        </text:list-item>
        <text:list-item>
          <text:p text:style-name="P7"><text:span text:style-name="Source_20_Text"><text:span text:style-name="T12">Thus all the informations which need to stored in the database will be sent to the server after the login of the user and those informations will started to be reflected into the user’s account.</text:span></text:span></text:p>
        </text:list-item>
        <text:list-item>
          <text:p text:style-name="P7"><text:span text:style-name="Source_20_Text"><text:span text:style-name="T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12-11T10:51:20.743876390</dc:date>
    <meta:editing-duration>P23DT15H58M33S</meta:editing-duration>
    <meta:editing-cycles>1626</meta:editing-cycles>
    <meta:document-statistic meta:table-count="0" meta:image-count="0" meta:object-count="0" meta:page-count="1" meta:paragraph-count="11" meta:word-count="268" meta:character-count="1451" meta:non-whitespace-character-count="1204"/>
  </office:meta>
</office:document-meta>
</file>